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134.31pt"/>
    </style:style>
    <style:style style:name="co65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3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.D10];[.F10];[.H10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.D13];[.F13];[.H13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.D14];[.F14];[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.D15];[.F15];[.H15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7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5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15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.D29];[.F29];[.H29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.D30];[.F30];[.H30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.D31];[.F31];[.H31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5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96" calcext:value-type="currency">
            <text:p>$1,296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</table:table>
      <table:table table:name="Sheet5" table:style-name="ta1"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7:33:19.836280488</dc:date>
    <meta:editing-duration>P15DT22H53M52S</meta:editing-duration>
    <meta:editing-cycles>297</meta:editing-cycles>
    <meta:generator>LibreOffice/5.1.6.2$Linux_X86_64 LibreOffice_project/10m0$Build-2</meta:generator>
    <meta:document-statistic meta:table-count="5" meta:cell-count="4642" meta:object-count="0"/>
  </office:meta>
</office:document-meta>
</file>